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4" draw:layer="layout" svg:width="4cm" svg:height="0.5cm" svg:x="14.25cm" svg:y="5.5cm">
          <text:p text:style-name="P1"><text:span text:style-name="T1">0</text:span></text:p>
        </draw:rect>
        <draw:rect draw:style-name="gr1" draw:text-style-name="P2" draw:layer="layout" svg:width="4cm" svg:height="0.5cm" svg:x="14.25cm" svg:y="6cm">
          <text:p text:style-name="P1"><text:span text:style-name="T1">1</text:span></text:p>
        </draw:rect>
        <draw:rect draw:style-name="gr1" draw:text-style-name="P2" draw:layer="layout" svg:width="4.25cm" svg:height="0.5cm" svg:x="8cm" svg:y="4.5cm">
          <text:p text:style-name="P1"><text:span text:style-name="T1">offset</text:span></text:p>
        </draw:rect>
        <draw:rect draw:style-name="gr1" draw:text-style-name="P2" draw:id="id1" draw:layer="layout" svg:width="4.25cm" svg:height="0.5cm" svg:x="2cm" svg:y="4cm">
          <text:p text:style-name="P1"><text:span text:style-name="T1">str</text:span></text:p>
        </draw:rect>
        <draw:rect draw:style-name="gr1" draw:text-style-name="P2" draw:id="id2" draw:layer="layout" svg:width="4.25cm" svg:height="0.5cm" svg:x="8cm" svg:y="4cm">
          <text:p text:style-name="P3"><text:span text:style-name="T1">hashCode</text:span></text:p>
        </draw:rect>
        <draw:connector draw:style-name="gr2" draw:text-style-name="P3" draw:layer="layout" draw:type="lines" svg:x1="6.25cm" svg:y1="4.25cm" svg:x2="8cm" svg:y2="4.25cm" draw:start-shape="id1" draw:start-glue-point="1" draw:end-shape="id2" draw:end-glue-point="3" svg:d="m6250 4250h501 748 501">
          <text:p/>
        </draw:connector>
        <draw:rect draw:style-name="gr1" draw:text-style-name="P2" draw:id="id3" draw:layer="layout" svg:width="4.25cm" svg:height="0.5cm" svg:x="8cm" svg:y="5.5cm">
          <text:p text:style-name="P3"><text:span text:style-name="T1">ref</text:span></text:p>
        </draw:rect>
        <draw:rect draw:style-name="gr1" draw:text-style-name="P2" draw:layer="layout" svg:width="4.25cm" svg:height="0.5cm" svg:x="8cm" svg:y="5cm">
          <text:p text:style-name="P3"><text:span text:style-name="T1">len</text:span></text:p>
        </draw:rect>
        <draw:connector draw:style-name="gr2" draw:text-style-name="P3" draw:layer="layout" draw:type="lines" svg:x1="12.25cm" svg:y1="5.75cm" svg:x2="14.25cm" svg:y2="5.75cm" draw:start-shape="id3" draw:start-glue-point="1" draw:end-shape="id4" draw:end-glue-point="3" svg:d="m12250 5750h501 998 501">
          <text:p/>
        </draw:connector>
        <draw:rect draw:style-name="gr1" draw:text-style-name="P2" draw:layer="layout" svg:width="4cm" svg:height="0.5cm" svg:x="14.25cm" svg:y="6.5cm">
          <text:p text:style-name="P1"><text:span text:style-name="T1">2</text:span></text:p>
        </draw:rect>
        <draw:rect draw:style-name="gr1" draw:text-style-name="P2" draw:layer="layout" svg:width="4cm" svg:height="0.5cm" svg:x="14.25cm" svg:y="8cm">
          <text:p text:style-name="P1"><text:span text:style-name="T1">len - 1</text:span></text:p>
        </draw:rect>
        <draw:line draw:style-name="gr3" draw:text-style-name="P3" draw:layer="layout" svg:x1="16.25cm" svg:y1="7cm" svg:x2="16.25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0-05-10T14:30:44.39</dc:date>
    <meta:printed-by>Urs Graf</meta:printed-by>
    <meta:print-date>2010-04-12T09:03:01</meta:print-date>
    <meta:editing-cycles>8</meta:editing-cycles>
    <meta:editing-duration>PT05H08M41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